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4D00000800314A18AC0539E8D2.png" manifest:media-type="image/png"/>
  <manifest:file-entry manifest:full-path="Pictures/10000001000001680000019571F701094F907DA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0.251cm"/>
    </style:style>
    <style:style style:name="gr2" style:family="graphic" style:parent-style-name="standard">
      <style:graphic-properties svg:stroke-color="#000000" draw:fill-color="#e16173" draw:textarea-horizontal-align="justify" draw:textarea-vertical-align="middle" draw:auto-grow-height="false" fo:min-height="0cm" fo:min-width="0.375cm"/>
    </style:style>
    <style:style style:name="gr3" style:family="graphic" style:parent-style-name="standard">
      <style:graphic-properties svg:stroke-color="#000000" draw:fill-color="#fff5ce" draw:textarea-horizontal-align="justify" draw:textarea-vertical-align="middle" draw:auto-grow-height="false" fo:min-height="1.518cm" fo:min-width="3.5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000000" draw:fill-color="#e8f2a1" draw:textarea-horizontal-align="justify" draw:textarea-vertical-align="middle" draw:auto-grow-height="false" fo:min-height="0cm" fo:min-width="0.37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7cm" fo:min-width="0.50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0.375cm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000000" svg:stroke-linecap="butt" draw:fill-color="#ffaa95" draw:textarea-horizontal-align="justify" draw:textarea-vertical-align="middle" draw:auto-grow-height="false" fo:min-height="0cm" fo:min-width="0.813cm"/>
    </style:style>
    <style:style style:name="gr12" style:family="graphic" style:parent-style-name="standard">
      <style:graphic-properties svg:stroke-color="#000000" draw:fill-color="#b4c7dc" draw:textarea-horizontal-align="justify" draw:textarea-vertical-align="middle" draw:auto-grow-height="false" fo:min-height="1.104cm" fo:min-width="5.60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25cm" fo:min-width="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16173"/>
      <style:paragraph-properties fo:text-align="center"/>
    </style:style>
    <style:style style:name="P3" style:family="paragraph">
      <loext:graphic-properties draw:fill-color="#fff5c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8e86a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aa95"/>
      <style:paragraph-properties fo:text-align="cente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75cm" svg:height="0.999cm" svg:x="5.5cm" svg:y="6.7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cm" svg:height="0.5cm" svg:x="6.7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75cm" svg:height="2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144cm" svg:height="0.962cm" svg:x="9.35cm" svg:y="6cm">
          <draw:text-box>
            <text:p>BlockSim</text:p>
          </draw:text-box>
        </draw:frame>
        <draw:custom-shape draw:style-name="gr5" draw:text-style-name="P5" draw:layer="layout" svg:width="1cm" svg:height="0.5cm" svg:x="1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5cm" svg:height="1.25cm" svg:x="15.25cm" svg:y="6.5cm">
          <text:p/>
          <draw:enhanced-geometry svg:viewBox="0 0 21600 21600" draw:text-areas="4230 4230 21600 21600" draw:mirror-horizontal="false" draw:mirror-vertical="true" draw:type="flowchart-internal-storage" draw:enhanced-path="M 0 0 L 21600 0 21600 21600 0 21600 Z N M 4230 0 L 4230 21600 N M 0 4230 L 21600 4230 N"/>
        </draw:custom-shape>
        <draw:path draw:style-name="gr7" draw:text-style-name="P7" draw:layer="layout" svg:width="0.502cm" svg:height="0.822cm" draw:transform="rotate (1.32575209981489) translate (15.5502658763145cm 7.33931516400832cm)" svg:viewBox="0 0 503 823" svg:d="M0 19c170 27 520-129 502 153-13 201-438 201-327 472l26 179">
          <text:p/>
        </draw:path>
        <draw:custom-shape draw:style-name="gr8" draw:text-style-name="P8" draw:layer="layout" svg:width="1cm" svg:height="0.5cm" draw:transform="rotate (-0.977384381116824) translate (13.175cm 8.1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0.444cm" svg:height="0.5cm" svg:x="14.042cm" svg:y="10.25cm">
          <draw:image xlink:href="Pictures/10000001000001680000019571F701094F907DAC.png" xlink:type="simple" xlink:show="embed" xlink:actuate="onLoad" draw:mime-type="image/png">
            <text:p/>
          </draw:image>
        </draw:frame>
        <draw:custom-shape draw:style-name="gr1" draw:text-style-name="P1" draw:layer="layout" svg:width="0.75cm" svg:height="0.999cm" svg:x="13.25cm" svg:y="9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9" draw:layer="layout" svg:width="0.5cm" svg:height="0.548cm" svg:x="12.75cm" svg:y="10.202cm">
          <draw:image xlink:href="Pictures/100000010000074D00000800314A18AC0539E8D2.png" xlink:type="simple" xlink:show="embed" xlink:actuate="onLoad" draw:mime-type="image/png">
            <text:p/>
          </draw:image>
        </draw:frame>
        <draw:frame draw:style-name="gr4" draw:text-style-name="P4" draw:layer="layout" svg:width="1.086cm" svg:height="0.526cm" svg:x="5.314cm" svg:y="7cm">
          <draw:text-box>
            <text:p><text:span text:style-name="T1">.</text:span><text:span text:style-name="T1">b</text:span><text:span text:style-name="T1">s</text:span><text:span text:style-name="T1">i</text:span><text:span text:style-name="T1">m</text:span></text:p>
          </draw:text-box>
        </draw:frame>
        <draw:frame draw:style-name="gr9" draw:text-style-name="P9" draw:layer="layout" svg:width="0.75cm" svg:height="0.822cm" svg:x="12.25cm" svg:y="7cm">
          <draw:image xlink:href="Pictures/100000010000074D00000800314A18AC0539E8D2.png" xlink:type="simple" xlink:show="embed" xlink:actuate="onLoad" draw:mime-type="image/png">
            <text:p/>
          </draw:image>
        </draw:frame>
        <draw:frame draw:style-name="gr10" draw:text-style-name="P4" draw:layer="layout" svg:width="1.15cm" svg:height="1.076cm" svg:x="13.1cm" svg:y="9.6cm">
          <draw:text-box>
            <text:p><text:span text:style-name="T1">.py</text:span></text:p>
            <text:p><text:span text:style-name="T1">.h /.c</text:span></text:p>
          </draw:text-box>
        </draw:frame>
        <draw:custom-shape draw:style-name="gr11" draw:text-style-name="P10" draw:layer="layout" svg:width="1.5cm" svg:height="0.5cm" draw:transform="rotate (-1.5707963267949) translate (11.5cm 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6.25cm" svg:height="1.5cm" svg:x="8.2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396cm" svg:height="0.962cm" svg:x="8.556cm" svg:y="11.75cm">
          <draw:text-box>
            <text:p>Control Simulator</text:p>
          </draw:text-box>
        </draw:frame>
        <draw:custom-shape draw:style-name="gr5" draw:text-style-name="P5" draw:layer="layout" svg:width="1cm" svg:height="0.5cm" svg:x="14.7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5cm" svg:height="1.25cm" svg:x="16cm" svg:y="11.5cm">
          <text:p/>
          <draw:enhanced-geometry svg:viewBox="0 0 21600 21600" draw:text-areas="4230 4230 21600 21600" draw:mirror-horizontal="false" draw:mirror-vertical="true" draw:type="flowchart-internal-storage" draw:enhanced-path="M 0 0 L 21600 0 21600 21600 0 21600 Z N M 4230 0 L 4230 21600 N M 0 4230 L 21600 4230 N"/>
        </draw:custom-shape>
        <draw:path draw:style-name="gr7" draw:text-style-name="P7" draw:layer="layout" svg:width="0.502cm" svg:height="0.822cm" draw:transform="rotate (1.32575209981489) translate (16.3002658763145cm 12.3393151640083cm)" svg:viewBox="0 0 503 823" svg:d="M0 19c170 27 520-129 502 153-13 201-438 201-327 472l26 179">
          <text:p/>
        </draw:path>
        <draw:custom-shape draw:style-name="gr13" draw:text-style-name="P6" xml:id="id3" draw:id="id3" draw:layer="layout" svg:width="0.25cm" svg:height="0.25cm" svg:x="4.8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0.25cm" svg:height="0.25cm" svg:x="5.3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1" draw:id="id1" draw:layer="layout" svg:width="0.25cm" svg:height="0.25cm" svg:x="3.8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0.25cm" svg:height="0.25cm" svg:x="5.05cm" svg:y="12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2" draw:id="id2" draw:layer="layout" svg:width="0.25cm" svg:height="0.25cm" svg:x="4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svg:x1="4.05cm" svg:y1="12.125cm" svg:x2="4.3cm" svg:y2="12.125cm" draw:start-shape="id1" draw:start-glue-point="1" draw:end-shape="id2" draw:end-glue-point="6" svg:d="M4050 12125h250" svg:viewBox="0 0 251 1">
          <text:p/>
        </draw:connector>
        <draw:connector draw:style-name="gr15" draw:text-style-name="P9" draw:layer="layout" svg:x1="4.55cm" svg:y1="12.125cm" svg:x2="4.8cm" svg:y2="12.125cm" draw:start-shape="id2" draw:start-glue-point="10" draw:end-shape="id3" draw:end-glue-point="3" svg:d="M4550 12125h250" svg:viewBox="0 0 251 1">
          <text:p/>
        </draw:connector>
        <draw:connector draw:style-name="gr15" draw:text-style-name="P9" draw:layer="layout" svg:x1="5.05cm" svg:y1="12.125cm" svg:x2="5.3cm" svg:y2="12.125cm" draw:start-shape="id3" draw:start-glue-point="1" draw:end-shape="id4" draw:end-glue-point="3" svg:d="M5050 12125h250" svg:viewBox="0 0 251 1">
          <text:p/>
        </draw:connector>
        <draw:connector draw:style-name="gr15" draw:text-style-name="P9" draw:layer="layout" svg:x1="4.425cm" svg:y1="12.25cm" svg:x2="5.05cm" svg:y2="12.625cm" draw:start-shape="id2" draw:start-glue-point="8" draw:end-shape="id5" draw:end-glue-point="3" svg:d="M4425 12250v375h625" svg:viewBox="0 0 626 376">
          <text:p/>
        </draw:connector>
        <draw:connector draw:style-name="gr15" draw:text-style-name="P9" draw:layer="layout" draw:line-skew="-0.001cm" svg:x1="5.55cm" svg:y1="12.125cm" svg:x2="5.3cm" svg:y2="12.625cm" draw:start-shape="id4" draw:start-glue-point="1" draw:end-shape="id5" draw:end-glue-point="1" svg:d="M5550 12125h500v500h-750" svg:viewBox="0 0 751 501">
          <text:p/>
        </draw:connector>
        <draw:custom-shape draw:style-name="gr16" draw:text-style-name="P12" draw:layer="layout" svg:width="3.5cm" svg:height="1.5cm" svg:x="3.3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0.938cm" svg:height="0.526cm" svg:x="4.664cm" svg:y="10.974cm">
          <draw:text-box>
            <text:p><text:span text:style-name="T1">GU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2:40:51.806323859</meta:creation-date>
    <meta:editing-duration>P0D</meta:editing-duration>
    <meta:editing-cycles>1</meta:editing-cycles>
    <meta:generator>LibreOffice/7.5.5.2$Linux_X86_64 LibreOffice_project/50$Build-2</meta:generator>
    <meta:document-statistic meta:object-count="33"/>
  </office:meta>
</office:document-meta>
</file>